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2">
            <text:p>Confusion Matrix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redicted Class</text:p>
          </table:table-cell>
          <table:covered-table-cell table:style-name="ce1"/>
        </table:table-row>
        <table:table-row table:style-name="ro1">
          <table:table-cell table:number-columns-repeated="3"/>
          <table:covered-table-cell table:number-columns-repeated="2" table:style-name="ce1"/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Dog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2">
            <text:p>Actual </text:p>
            <text:p>Classes</text:p>
          </table:table-cell>
          <table:table-cell table:style-name="ce1" office:value-type="string" calcext:value-type="string">
            <text:p>Cat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covered-table-cell table:style-name="ce1"/>
          <table:table-cell table:style-name="ce1" office:value-type="string" calcext:value-type="string">
            <text:p>Dog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Recall</text:p>
          </table:table-cell>
          <table:table-cell table:formula="of:=42/(42+18)" office:value-type="float" office:value="0.7" calcext:value-type="float">
            <text:p>0.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recision</text:p>
          </table:table-cell>
          <table:table-cell table:formula="of:=42/(42+32)" office:value-type="float" office:value="0.567567567567568" calcext:value-type="float">
            <text:p>0.56756756756756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1 Score</text:p>
          </table:table-cell>
          <table:table-cell table:formula="of:=2*([.F16]*[.F17])/([.F16]+[.F17])" office:value-type="float" office:value="0.626865671641791" calcext:value-type="float">
            <text:p>0.62686567164179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ccuracy</text:p>
          </table:table-cell>
          <table:table-cell table:formula="of:=74/100" office:value-type="float" office:value="0.74" calcext:value-type="float">
            <text:p>0.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6:51:26.657409496</meta:creation-date>
    <dc:date>2020-10-22T19:16:42.218827055</dc:date>
    <meta:editing-duration>PT4M22S</meta:editing-duration>
    <meta:editing-cycles>1</meta:editing-cycles>
    <meta:document-statistic meta:table-count="1" meta:cell-count="19" meta:object-count="0"/>
    <meta:generator>LibreOffice/6.4.6.2$Linux_X86_64 LibreOffice_project/40$Build-2</meta:generator>
  </office:meta>
</office:document-meta>
</file>